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8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number-columns-repeated="8" table:default-cell-style-name="Default"/>
        <table:table-column table:style-name="co1" table:default-cell-style-name="ce88"/>
        <table:table-column table:style-name="co1" table:number-columns-repeated="21" table:default-cell-style-name="Default"/>
        <table:table-row table:style-name="ro1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Layout</text:p>
          </table:table-cell>
          <table:table-cell table:number-columns-repeated="7"/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27/7/21</text:p>
          </table:table-cell>
          <table:table-cell table:style-name="ce88" table:number-columns-repeated="4"/>
          <table:table-cell table:style-name="ce2" table:number-columns-repeated="8"/>
          <table:table-cell table:number-columns-repeated="17"/>
        </table:table-row>
        <table:table-row table:style-name="ro1">
          <table:table-cell table:style-name="ce2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12" calcext:value-type="float">
            <text:p>12</text:p>
          </table:table-cell>
          <table:table-cell table:number-columns-repeated="6"/>
          <table:table-cell table:style-name="ce88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</table:table-row>
        <table:table-row table:style-name="ro2">
          <table:table-cell table:style-name="ce88" office:value-type="string" calcext:value-type="string">
            <text:p>a</text:p>
          </table:table-cell>
          <table:table-cell table:number-columns-repeated="3" table:style-name="ce88" office:value-type="string" calcext:value-type="string">
            <text:p>14+34</text:p>
          </table:table-cell>
          <table:table-cell table:number-columns-repeated="3" table:style-name="ce88" office:value-type="string" calcext:value-type="string">
            <text:p>14+32+113+34</text:p>
          </table:table-cell>
          <table:table-cell table:style-name="ce88" office:value-type="string" calcext:value-type="string">
            <text:p>16+34</text:p>
          </table:table-cell>
          <table:table-cell office:value-type="string" calcext:value-type="string">
            <text:p>16+34</text:p>
          </table:table-cell>
          <table:table-cell table:style-name="ce88" office:value-type="string" calcext:value-type="string">
            <text:p>16+34</text:p>
          </table:table-cell>
          <table:table-cell table:number-columns-repeated="3" table:style-name="ce88" office:value-type="string" calcext:value-type="string">
            <text:p>16+32+113+34</text:p>
          </table:table-cell>
          <table:table-cell table:number-columns-repeated="6"/>
          <table:table-cell table:style-name="ce88"/>
          <table:table-cell table:number-columns-repeated="10"/>
        </table:table-row>
        <table:table-row table:style-name="ro1">
          <table:table-cell table:style-name="ce88" office:value-type="string" calcext:value-type="string">
            <text:p>b</text:p>
          </table:table-cell>
          <table:table-cell table:number-columns-repeated="3" table:style-name="ce88" office:value-type="string" calcext:value-type="string">
            <text:p>14+34</text:p>
          </table:table-cell>
          <table:table-cell table:number-columns-repeated="3" table:style-name="ce88" office:value-type="string" calcext:value-type="string">
            <text:p>14+27+34</text:p>
          </table:table-cell>
          <table:table-cell table:style-name="ce88" office:value-type="string" calcext:value-type="string">
            <text:p>16+34</text:p>
          </table:table-cell>
          <table:table-cell office:value-type="string" calcext:value-type="string">
            <text:p>16+34</text:p>
          </table:table-cell>
          <table:table-cell table:style-name="ce88" office:value-type="string" calcext:value-type="string">
            <text:p>16+34</text:p>
          </table:table-cell>
          <table:table-cell table:number-columns-repeated="3" table:style-name="ce88" office:value-type="string" calcext:value-type="string">
            <text:p>16+27+34</text:p>
          </table:table-cell>
          <table:table-cell table:number-columns-repeated="17"/>
        </table:table-row>
        <table:table-row table:style-name="ro1">
          <table:table-cell table:style-name="ce88" office:value-type="string" calcext:value-type="string">
            <text:p>c</text:p>
          </table:table-cell>
          <table:table-cell table:number-columns-repeated="3" table:style-name="ce88" office:value-type="string" calcext:value-type="string">
            <text:p>14+30+34</text:p>
          </table:table-cell>
          <table:table-cell table:number-columns-repeated="3" table:style-name="ce88" office:value-type="string" calcext:value-type="string">
            <text:p>14+29+34</text:p>
          </table:table-cell>
          <table:table-cell table:style-name="ce88" office:value-type="string" calcext:value-type="string">
            <text:p>16+30+34</text:p>
          </table:table-cell>
          <table:table-cell office:value-type="string" calcext:value-type="string">
            <text:p>16+30+34</text:p>
          </table:table-cell>
          <table:table-cell table:style-name="ce88" office:value-type="string" calcext:value-type="string">
            <text:p>16+30+34</text:p>
          </table:table-cell>
          <table:table-cell table:number-columns-repeated="3" table:style-name="ce88" office:value-type="string" calcext:value-type="string">
            <text:p>16+29+34</text:p>
          </table:table-cell>
          <table:table-cell table:number-columns-repeated="17"/>
        </table:table-row>
        <table:table-row table:style-name="ro1">
          <table:table-cell table:style-name="ce88" office:value-type="string" calcext:value-type="string">
            <text:p>d</text:p>
          </table:table-cell>
          <table:table-cell table:number-columns-repeated="3" table:style-name="ce88" office:value-type="string" calcext:value-type="string">
            <text:p>14+32+34</text:p>
          </table:table-cell>
          <table:table-cell table:number-columns-repeated="3" table:style-name="ce88" office:value-type="string" calcext:value-type="string">
            <text:p>14+31+34</text:p>
          </table:table-cell>
          <table:table-cell table:style-name="ce88" office:value-type="string" calcext:value-type="string">
            <text:p>16+32+34</text:p>
          </table:table-cell>
          <table:table-cell office:value-type="string" calcext:value-type="string">
            <text:p>16+32+34</text:p>
          </table:table-cell>
          <table:table-cell table:style-name="ce88" office:value-type="string" calcext:value-type="string">
            <text:p>16+32+34</text:p>
          </table:table-cell>
          <table:table-cell table:number-columns-repeated="3" table:style-name="ce88" office:value-type="string" calcext:value-type="string">
            <text:p>16+31+34</text:p>
          </table:table-cell>
          <table:table-cell table:number-columns-repeated="17"/>
        </table:table-row>
        <table:table-row table:style-name="ro1">
          <table:table-cell table:style-name="ce88" office:value-type="string" calcext:value-type="string">
            <text:p>e</text:p>
          </table:table-cell>
          <table:table-cell table:number-columns-repeated="3" table:style-name="ce88" office:value-type="string" calcext:value-type="string">
            <text:p>14+32+34</text:p>
          </table:table-cell>
          <table:table-cell table:number-columns-repeated="3" table:style-name="ce88" office:value-type="string" calcext:value-type="string">
            <text:p>14+33+34</text:p>
          </table:table-cell>
          <table:table-cell table:style-name="ce88" office:value-type="string" calcext:value-type="string">
            <text:p>16+32+34</text:p>
          </table:table-cell>
          <table:table-cell office:value-type="string" calcext:value-type="string">
            <text:p>16+32+34</text:p>
          </table:table-cell>
          <table:table-cell table:style-name="ce88" office:value-type="string" calcext:value-type="string">
            <text:p>16+32+34</text:p>
          </table:table-cell>
          <table:table-cell table:number-columns-repeated="3" table:style-name="ce88" office:value-type="string" calcext:value-type="string">
            <text:p>16+33+34</text:p>
          </table:table-cell>
          <table:table-cell table:number-columns-repeated="17"/>
        </table:table-row>
        <table:table-row table:style-name="ro1">
          <table:table-cell table:style-name="ce88" office:value-type="string" calcext:value-type="string">
            <text:p>f</text:p>
          </table:table-cell>
          <table:table-cell table:number-columns-repeated="3" table:style-name="ce88" office:value-type="string" calcext:value-type="string">
            <text:p>14+113+34</text:p>
          </table:table-cell>
          <table:table-cell table:number-columns-repeated="3" table:style-name="ce88" office:value-type="string" calcext:value-type="string">
            <text:p>14+348+34</text:p>
          </table:table-cell>
          <table:table-cell table:style-name="ce88" office:value-type="string" calcext:value-type="string">
            <text:p>16+113+34</text:p>
          </table:table-cell>
          <table:table-cell office:value-type="string" calcext:value-type="string">
            <text:p>16+113+34</text:p>
          </table:table-cell>
          <table:table-cell table:style-name="ce88" office:value-type="string" calcext:value-type="string">
            <text:p>16+113+34</text:p>
          </table:table-cell>
          <table:table-cell table:number-columns-repeated="3" table:style-name="ce88" office:value-type="string" calcext:value-type="string">
            <text:p>16+348+34</text:p>
          </table:table-cell>
          <table:table-cell table:number-columns-repeated="17"/>
        </table:table-row>
        <table:table-row table:style-name="ro1">
          <table:table-cell table:style-name="ce88" office:value-type="string" calcext:value-type="string">
            <text:p>g</text:p>
          </table:table-cell>
          <table:table-cell table:number-columns-repeated="3" table:style-name="ce88" office:value-type="string" calcext:value-type="string">
            <text:p>14+113+34</text:p>
          </table:table-cell>
          <table:table-cell table:number-columns-repeated="3" table:style-name="ce88" office:value-type="string" calcext:value-type="string">
            <text:p>14+349+34</text:p>
          </table:table-cell>
          <table:table-cell table:style-name="ce88" office:value-type="string" calcext:value-type="string">
            <text:p>16+113+34</text:p>
          </table:table-cell>
          <table:table-cell office:value-type="string" calcext:value-type="string">
            <text:p>16+113+34</text:p>
          </table:table-cell>
          <table:table-cell table:style-name="ce88" office:value-type="string" calcext:value-type="string">
            <text:p>16+113+34</text:p>
          </table:table-cell>
          <table:table-cell table:number-columns-repeated="3" table:style-name="ce88" office:value-type="string" calcext:value-type="string">
            <text:p>35+34</text:p>
          </table:table-cell>
          <table:table-cell table:number-columns-repeated="17"/>
        </table:table-row>
        <table:table-row table:style-name="ro2">
          <table:table-cell table:style-name="ce88" office:value-type="string" calcext:value-type="string">
            <text:p>h</text:p>
          </table:table-cell>
          <table:table-cell table:number-columns-repeated="3" table:style-name="ce88" office:value-type="string" calcext:value-type="string">
            <text:p>14+32+113+34</text:p>
          </table:table-cell>
          <table:table-cell table:number-columns-repeated="3" table:style-name="ce88" office:value-type="string" calcext:value-type="string">
            <text:p>14+351+34</text:p>
          </table:table-cell>
          <table:table-cell table:style-name="ce88" office:value-type="string" calcext:value-type="string">
            <text:p>16+32+113+34</text:p>
          </table:table-cell>
          <table:table-cell office:value-type="string" calcext:value-type="string">
            <text:p>16+32+113+34</text:p>
          </table:table-cell>
          <table:table-cell table:style-name="ce88" office:value-type="string" calcext:value-type="string">
            <text:p>16+32+113+34</text:p>
          </table:table-cell>
          <table:table-cell table:style-name="ce88" table:number-columns-repeated="3"/>
          <table:table-cell table:number-columns-repeated="17"/>
        </table:table-row>
        <table:table-row table:style-name="ro1">
          <table:table-cell/>
          <table:table-cell table:style-name="ce86"/>
          <table:table-cell table:number-columns-repeated="6"/>
          <table:table-cell table:style-name="Default"/>
          <table:table-cell table:number-columns-repeated="2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 table:number-columns-repeated="8"/>
          <table:table-cell table:style-name="Default"/>
          <table:table-cell table:style-name="ce90" table:number-columns-repeated="2"/>
          <table:table-cell table:number-columns-repeated="19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/>
          <table:table-cell table:style-name="ce88"/>
          <table:table-cell table:style-name="ce30"/>
          <table:table-cell table:number-columns-repeated="2"/>
          <table:table-cell table:style-name="ce30"/>
          <table:table-cell table:number-columns-repeated="2"/>
          <table:table-cell table:style-name="ce30"/>
          <table:table-cell table:number-columns-repeated="3"/>
          <table:table-cell table:style-name="ce30"/>
          <table:table-cell table:number-columns-repeated="17"/>
        </table:table-row>
        <table:table-row table:style-name="ro1" table:number-rows-repeated="18">
          <table:table-cell table:number-columns-repeated="30"/>
        </table:table-row>
        <table:table-row table:style-name="ro1">
          <table:table-cell table:style-name="ce84"/>
          <table:table-cell table:number-columns-repeated="29"/>
        </table:table-row>
        <table:table-row table:style-name="ro3">
          <table:table-cell table:style-name="ce85"/>
          <table:table-cell table:number-columns-repeated="29"/>
        </table:table-row>
        <table:table-row table:style-name="ro1">
          <table:table-cell table:style-name="ce86"/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layout" table:style-name="ta1">
        <table:table-column table:style-name="co1" table:number-columns-repeated="3" table:default-cell-style-name="Default"/>
        <table:table-column table:style-name="co1" table:default-cell-style-name="ce88"/>
        <table:table-row table:style-name="ro1">
          <table:table-cell office:value-type="string" calcext:value-type="string">
            <text:p>well_row</text:p>
          </table:table-cell>
          <table:table-cell office:value-type="string" calcext:value-type="string">
            <text:p>well_col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onditi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input.B5]" office:value-type="string" office:string-value="14+34" calcext:value-type="string">
            <text:p>14+34</text:p>
          </table:table-cell>
          <table:table-cell table:style-name="Default"/>
        </table:table-row>
        <table:table-row table:style-name="ro4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input.B6]" office:value-type="string" office:string-value="14+34" calcext:value-type="string">
            <text:p>14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input.B7]" office:value-type="string" office:string-value="14+30+34" calcext:value-type="string">
            <text:p>14+30+3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input.B8]" office:value-type="string" office:string-value="14+32+34" calcext:value-type="string">
            <text:p>14+32+34</text:p>
          </table:table-cell>
          <table:table-cell/>
        </table:table-row>
        <table:table-row table:style-name="ro4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input.B9]" office:value-type="string" office:string-value="14+32+34" calcext:value-type="string">
            <text:p>14+32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[input.B10]" office:value-type="string" office:string-value="14+113+34" calcext:value-type="string">
            <text:p>14+113+34</text:p>
          </table:table-cell>
          <table:table-cell/>
        </table:table-row>
        <table:table-row table:style-name="ro4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formula="of:=[input.B11]" office:value-type="string" office:string-value="14+113+34" calcext:value-type="string">
            <text:p>14+113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formula="of:=[input.B12]" office:value-type="string" office:string-value="14+32+113+34" calcext:value-type="string">
            <text:p>14+32+113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[input.C5]" office:value-type="string" office:string-value="14+34" calcext:value-type="string">
            <text:p>14+34</text:p>
          </table:table-cell>
          <table:table-cell table:style-name="Default"/>
        </table:table-row>
        <table:table-row table:style-name="ro4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[input.C6]" office:value-type="string" office:string-value="14+34" calcext:value-type="string">
            <text:p>14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[input.C7]" office:value-type="string" office:string-value="14+30+34" calcext:value-type="string">
            <text:p>14+30+3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[input.C8]" office:value-type="string" office:string-value="14+32+34" calcext:value-type="string">
            <text:p>14+32+34</text:p>
          </table:table-cell>
          <table:table-cell/>
        </table:table-row>
        <table:table-row table:style-name="ro4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[input.C9]" office:value-type="string" office:string-value="14+32+34" calcext:value-type="string">
            <text:p>14+32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[input.C10]" office:value-type="string" office:string-value="14+113+34" calcext:value-type="string">
            <text:p>14+113+34</text:p>
          </table:table-cell>
          <table:table-cell/>
        </table:table-row>
        <table:table-row table:style-name="ro4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[input.C11]" office:value-type="string" office:string-value="14+113+34" calcext:value-type="string">
            <text:p>14+113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formula="of:=[input.C12]" office:value-type="string" office:string-value="14+32+113+34" calcext:value-type="string">
            <text:p>14+32+113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formula="of:=[input.D5]" office:value-type="string" office:string-value="14+34" calcext:value-type="string">
            <text:p>14+34</text:p>
          </table:table-cell>
          <table:table-cell table:style-name="Default"/>
        </table:table-row>
        <table:table-row table:style-name="ro4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formula="of:=[input.D6]" office:value-type="string" office:string-value="14+34" calcext:value-type="string">
            <text:p>14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[input.D7]" office:value-type="string" office:string-value="14+30+34" calcext:value-type="string">
            <text:p>14+30+3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[input.D8]" office:value-type="string" office:string-value="14+32+34" calcext:value-type="string">
            <text:p>14+32+34</text:p>
          </table:table-cell>
          <table:table-cell/>
        </table:table-row>
        <table:table-row table:style-name="ro4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[input.D9]" office:value-type="string" office:string-value="14+32+34" calcext:value-type="string">
            <text:p>14+32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formula="of:=[input.D10]" office:value-type="string" office:string-value="14+113+34" calcext:value-type="string">
            <text:p>14+113+34</text:p>
          </table:table-cell>
          <table:table-cell/>
        </table:table-row>
        <table:table-row table:style-name="ro4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[input.D11]" office:value-type="string" office:string-value="14+113+34" calcext:value-type="string">
            <text:p>14+113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formula="of:=[input.D12]" office:value-type="string" office:string-value="14+32+113+34" calcext:value-type="string">
            <text:p>14+32+113+34</text:p>
          </table:table-cell>
          <table:table-cell table:style-name="Default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formula="of:=[input.E5]" office:value-type="string" office:string-value="14+32+113+34" calcext:value-type="string">
            <text:p>14+32+113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formula="of:=[input.E6]" office:value-type="string" office:string-value="14+27+34" calcext:value-type="string">
            <text:p>14+27+34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[input.E7]" office:value-type="string" office:string-value="14+29+34" calcext:value-type="string">
            <text:p>14+29+3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[input.E8]" office:value-type="string" office:string-value="14+31+34" calcext:value-type="string">
            <text:p>14+31+3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[input.E9]" office:value-type="string" office:string-value="14+33+34" calcext:value-type="string">
            <text:p>14+33+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[input.E10]" office:value-type="string" office:string-value="14+348+34" calcext:value-type="string">
            <text:p>14+348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input.E11]" office:value-type="string" office:string-value="14+349+34" calcext:value-type="string">
            <text:p>14+349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formula="of:=[input.E12]" office:value-type="string" office:string-value="14+351+34" calcext:value-type="string">
            <text:p>14+351+34</text:p>
          </table:table-cell>
          <table:table-cell table:style-name="Default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[input.F5]" office:value-type="string" office:string-value="14+32+113+34" calcext:value-type="string">
            <text:p>14+32+113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formula="of:=[input.F6]" office:value-type="string" office:string-value="14+27+34" calcext:value-type="string">
            <text:p>14+27+34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[input.F7]" office:value-type="string" office:string-value="14+29+34" calcext:value-type="string">
            <text:p>14+29+3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[input.F8]" office:value-type="string" office:string-value="14+31+34" calcext:value-type="string">
            <text:p>14+31+3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[input.F9]" office:value-type="string" office:string-value="14+33+34" calcext:value-type="string">
            <text:p>14+33+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formula="of:=[input.F10]" office:value-type="string" office:string-value="14+348+34" calcext:value-type="string">
            <text:p>14+348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formula="of:=[input.F11]" office:value-type="string" office:string-value="14+349+34" calcext:value-type="string">
            <text:p>14+349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formula="of:=[input.F12]" office:value-type="string" office:string-value="14+351+34" calcext:value-type="string">
            <text:p>14+351+34</text:p>
          </table:table-cell>
          <table:table-cell table:style-name="Default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formula="of:=[input.G5]" office:value-type="string" office:string-value="14+32+113+34" calcext:value-type="string">
            <text:p>14+32+113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formula="of:=[input.G6]" office:value-type="string" office:string-value="14+27+34" calcext:value-type="string">
            <text:p>14+27+34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[input.G7]" office:value-type="string" office:string-value="14+29+34" calcext:value-type="string">
            <text:p>14+29+3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[input.G8]" office:value-type="string" office:string-value="14+31+34" calcext:value-type="string">
            <text:p>14+31+3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formula="of:=[input.G9]" office:value-type="string" office:string-value="14+33+34" calcext:value-type="string">
            <text:p>14+33+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[input.G10]" office:value-type="string" office:string-value="14+348+34" calcext:value-type="string">
            <text:p>14+348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[input.G11]" office:value-type="string" office:string-value="14+349+34" calcext:value-type="string">
            <text:p>14+349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formula="of:=[input.G12]" office:value-type="string" office:string-value="14+351+34" calcext:value-type="string">
            <text:p>14+351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formula="of:=[input.H5]" office:value-type="string" office:string-value="16+34" calcext:value-type="string">
            <text:p>16+34</text:p>
          </table:table-cell>
          <table:table-cell table:style-name="Default"/>
        </table:table-row>
        <table:table-row table:style-name="ro4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formula="of:=[input.H6]" office:value-type="string" office:string-value="16+34" calcext:value-type="string">
            <text:p>16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formula="of:=[input.H7]" office:value-type="string" office:string-value="16+30+34" calcext:value-type="string">
            <text:p>16+30+3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formula="of:=[input.H8]" office:value-type="string" office:string-value="16+32+34" calcext:value-type="string">
            <text:p>16+32+34</text:p>
          </table:table-cell>
          <table:table-cell/>
        </table:table-row>
        <table:table-row table:style-name="ro4"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formula="of:=[input.H9]" office:value-type="string" office:string-value="16+32+34" calcext:value-type="string">
            <text:p>16+32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formula="of:=[input.H10]" office:value-type="string" office:string-value="16+113+34" calcext:value-type="string">
            <text:p>16+113+34</text:p>
          </table:table-cell>
          <table:table-cell/>
        </table:table-row>
        <table:table-row table:style-name="ro4"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formula="of:=[input.H11]" office:value-type="string" office:string-value="16+113+34" calcext:value-type="string">
            <text:p>16+113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formula="of:=[input.H12]" office:value-type="string" office:string-value="16+32+113+34" calcext:value-type="string">
            <text:p>16+32+113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formula="of:=[input.I5]" office:value-type="string" office:string-value="16+34" calcext:value-type="string">
            <text:p>16+34</text:p>
          </table:table-cell>
          <table:table-cell table:style-name="Default"/>
        </table:table-row>
        <table:table-row table:style-name="ro4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formula="of:=[input.I6]" office:value-type="string" office:string-value="16+34" calcext:value-type="string">
            <text:p>16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formula="of:=[input.I7]" office:value-type="string" office:string-value="16+30+34" calcext:value-type="string">
            <text:p>16+30+3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formula="of:=[input.I8]" office:value-type="string" office:string-value="16+32+34" calcext:value-type="string">
            <text:p>16+32+34</text:p>
          </table:table-cell>
          <table:table-cell/>
        </table:table-row>
        <table:table-row table:style-name="ro4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formula="of:=[input.I9]" office:value-type="string" office:string-value="16+32+34" calcext:value-type="string">
            <text:p>16+32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formula="of:=[input.I10]" office:value-type="string" office:string-value="16+113+34" calcext:value-type="string">
            <text:p>16+113+34</text:p>
          </table:table-cell>
          <table:table-cell/>
        </table:table-row>
        <table:table-row table:style-name="ro4"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formula="of:=[input.I11]" office:value-type="string" office:string-value="16+113+34" calcext:value-type="string">
            <text:p>16+113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table:formula="of:=[input.I12]" office:value-type="string" office:string-value="16+32+113+34" calcext:value-type="string">
            <text:p>16+32+113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formula="of:=[input.J5]" office:value-type="string" office:string-value="16+34" calcext:value-type="string">
            <text:p>16+34</text:p>
          </table:table-cell>
          <table:table-cell table:style-name="Default"/>
        </table:table-row>
        <table:table-row table:style-name="ro4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formula="of:=[input.J6]" office:value-type="string" office:string-value="16+34" calcext:value-type="string">
            <text:p>16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formula="of:=[input.J7]" office:value-type="string" office:string-value="16+30+34" calcext:value-type="string">
            <text:p>16+30+3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formula="of:=[input.J8]" office:value-type="string" office:string-value="16+32+34" calcext:value-type="string">
            <text:p>16+32+34</text:p>
          </table:table-cell>
          <table:table-cell/>
        </table:table-row>
        <table:table-row table:style-name="ro4"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formula="of:=[input.J9]" office:value-type="string" office:string-value="16+32+34" calcext:value-type="string">
            <text:p>16+32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formula="of:=[input.J10]" office:value-type="string" office:string-value="16+113+34" calcext:value-type="string">
            <text:p>16+113+34</text:p>
          </table:table-cell>
          <table:table-cell/>
        </table:table-row>
        <table:table-row table:style-name="ro4"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table:formula="of:=[input.J11]" office:value-type="string" office:string-value="16+113+34" calcext:value-type="string">
            <text:p>16+113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table:formula="of:=[input.J12]" office:value-type="string" office:string-value="16+32+113+34" calcext:value-type="string">
            <text:p>16+32+113+34</text:p>
          </table:table-cell>
          <table:table-cell table:style-name="Default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formula="of:=[input.K5]" office:value-type="string" office:string-value="16+32+113+34" calcext:value-type="string">
            <text:p>16+32+113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formula="of:=[input.K6]" office:value-type="string" office:string-value="16+27+34" calcext:value-type="string">
            <text:p>16+27+34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formula="of:=[input.K7]" office:value-type="string" office:string-value="16+29+34" calcext:value-type="string">
            <text:p>16+29+3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formula="of:=[input.K8]" office:value-type="string" office:string-value="16+31+34" calcext:value-type="string">
            <text:p>16+31+3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formula="of:=[input.K9]" office:value-type="string" office:string-value="16+33+34" calcext:value-type="string">
            <text:p>16+33+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formula="of:=[input.K10]" office:value-type="string" office:string-value="16+348+34" calcext:value-type="string">
            <text:p>16+348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formula="of:=[input.K11]" office:value-type="string" office:string-value="35+34" calcext:value-type="string">
            <text:p>35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table:formula="of:=[input.K12]" office:value-type="float" office:value="0" calcext:value-type="float">
            <text:p>0</text:p>
          </table:table-cell>
          <table:table-cell table:style-name="Default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formula="of:=[input.L5]" office:value-type="string" office:string-value="16+32+113+34" calcext:value-type="string">
            <text:p>16+32+113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formula="of:=[input.L6]" office:value-type="string" office:string-value="16+27+34" calcext:value-type="string">
            <text:p>16+27+34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table:formula="of:=[input.L7]" office:value-type="string" office:string-value="16+29+34" calcext:value-type="string">
            <text:p>16+29+3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formula="of:=[input.L8]" office:value-type="string" office:string-value="16+31+34" calcext:value-type="string">
            <text:p>16+31+3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table:formula="of:=[input.L9]" office:value-type="string" office:string-value="16+33+34" calcext:value-type="string">
            <text:p>16+33+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formula="of:=[input.L10]" office:value-type="string" office:string-value="16+348+34" calcext:value-type="string">
            <text:p>16+348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table:formula="of:=[input.L11]" office:value-type="string" office:string-value="35+34" calcext:value-type="string">
            <text:p>35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table:formula="of:=[input.L12]" office:value-type="float" office:value="0" calcext:value-type="float">
            <text:p>0</text:p>
          </table:table-cell>
          <table:table-cell table:style-name="Default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[input.M5]" office:value-type="string" office:string-value="16+32+113+34" calcext:value-type="string">
            <text:p>16+32+113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table:formula="of:=[input.M6]" office:value-type="string" office:string-value="16+27+34" calcext:value-type="string">
            <text:p>16+27+34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formula="of:=[input.M7]" office:value-type="string" office:string-value="16+29+34" calcext:value-type="string">
            <text:p>16+29+3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formula="of:=[input.M8]" office:value-type="string" office:string-value="16+31+34" calcext:value-type="string">
            <text:p>16+31+3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table:formula="of:=[input.M9]" office:value-type="string" office:string-value="16+33+34" calcext:value-type="string">
            <text:p>16+33+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formula="of:=[input.M10]" office:value-type="string" office:string-value="16+348+34" calcext:value-type="string">
            <text:p>16+348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formula="of:=[input.M11]" office:value-type="string" office:string-value="35+34" calcext:value-type="string">
            <text:p>35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table:formula="of:=[input.M12]" office:value-type="float" office:value="0" calcext:value-type="float">
            <text:p>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en" number:country="GB">
      <number:number number:decimal-places="0" number:min-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2" style:volatile="true" number:language="en" number:country="GB">
      <number:text> </number:text>
      <number:fill-character> </number:fill-character>
      <number:text>-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number:fill-character> </number:fill-character>
      <number:text>- </number:text>
    </number:number-style>
    <number:text-style style:name="N10127" number:language="en" number:country="GB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2" style:volatile="true" number:language="en" number:country="GB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GB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5" number:language="en" number:country="GB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3:48:49.062513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8-08T09:45:35.990628975</meta:creation-date>
    <dc:date>2021-08-02T13:50:02.909208404</dc:date>
    <meta:editing-duration>PT8H54M10S</meta:editing-duration>
    <meta:editing-cycles>37</meta:editing-cycles>
    <meta:generator>LibreOffice/7.1.4.2$Linux_X86_64 LibreOffice_project/e19c8e005a853514adc94ef87a3fca3f43994787</meta:generator>
    <meta:document-statistic meta:table-count="2" meta:cell-count="431" meta:object-count="0"/>
  </office:meta>
</office:document-meta>
</file>